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93aa6" officeooo:paragraph-rsid="00093aa6"/>
    </style:style>
    <style:style style:name="P2" style:family="paragraph" style:parent-style-name="Standard">
      <style:text-properties style:font-name="Arial" officeooo:rsid="000a458f" officeooo:paragraph-rsid="000a458f"/>
    </style:style>
    <style:style style:name="P3" style:family="paragraph" style:parent-style-name="Standard">
      <style:text-properties style:font-name="Arial" officeooo:rsid="000c2ac6" officeooo:paragraph-rsid="000c2ac6"/>
    </style:style>
    <style:style style:name="P4" style:family="paragraph" style:parent-style-name="Standard">
      <style:text-properties fo:color="#ff0000" style:font-name="Arial" officeooo:rsid="000c2ac6" officeooo:paragraph-rsid="000c2ac6"/>
    </style:style>
    <style:style style:name="P5" style:family="paragraph" style:parent-style-name="Standard">
      <style:text-properties style:font-name="Arial" officeooo:rsid="000d387b" officeooo:paragraph-rsid="000d387b"/>
    </style:style>
    <style:style style:name="P6" style:family="paragraph" style:parent-style-name="Standard">
      <style:text-properties style:font-name="Arial" officeooo:rsid="00114093" officeooo:paragraph-rsid="00114093"/>
    </style:style>
    <style:style style:name="P7" style:family="paragraph" style:parent-style-name="Standard">
      <style:text-properties style:font-name="Arial" officeooo:rsid="0011464e" officeooo:paragraph-rsid="0011464e"/>
    </style:style>
    <style:style style:name="P8" style:family="paragraph" style:parent-style-name="Standard">
      <style:text-properties style:font-name="Arial" officeooo:rsid="00118c06" officeooo:paragraph-rsid="00118c06"/>
    </style:style>
    <style:style style:name="P9" style:family="paragraph" style:parent-style-name="Standard" style:list-style-name="L1">
      <style:text-properties style:font-name="Arial" officeooo:rsid="00118c06" officeooo:paragraph-rsid="00118c06"/>
    </style:style>
    <style:style style:name="P10" style:family="paragraph" style:parent-style-name="Standard">
      <style:text-properties style:font-name="Arial" officeooo:rsid="001322d7" officeooo:paragraph-rsid="001322d7"/>
    </style:style>
    <style:style style:name="P11" style:family="paragraph" style:parent-style-name="Standard">
      <style:text-properties style:font-name="Arial" officeooo:rsid="00134074" officeooo:paragraph-rsid="00134074"/>
    </style:style>
    <style:style style:name="P12" style:family="paragraph" style:parent-style-name="Standard">
      <style:text-properties style:font-name="Arial" officeooo:rsid="00134074" officeooo:paragraph-rsid="0013478f"/>
    </style:style>
    <style:style style:name="P13" style:family="paragraph" style:parent-style-name="Standard">
      <style:text-properties style:font-name="Arial" officeooo:rsid="0013478f" officeooo:paragraph-rsid="0013478f"/>
    </style:style>
    <style:style style:name="P14" style:family="paragraph" style:parent-style-name="Standard" style:list-style-name="L2">
      <style:text-properties officeooo:paragraph-rsid="001322d7"/>
    </style:style>
    <style:style style:name="P15" style:family="paragraph" style:parent-style-name="Standard">
      <style:text-properties fo:color="#ff0000" style:font-name="Arial" officeooo:rsid="001322d7" officeooo:paragraph-rsid="001322d7"/>
    </style:style>
    <style:style style:name="P16" style:family="paragraph" style:parent-style-name="Standard">
      <style:text-properties fo:color="#ff0000" style:font-name="Arial" officeooo:rsid="0013478f" officeooo:paragraph-rsid="0013478f"/>
    </style:style>
    <style:style style:name="P17" style:family="paragraph" style:parent-style-name="Standard">
      <style:text-properties fo:color="#ff0000" style:font-name="Arial" officeooo:rsid="001412bf" officeooo:paragraph-rsid="001412bf"/>
    </style:style>
    <style:style style:name="P18" style:family="paragraph" style:parent-style-name="Standard">
      <style:text-properties fo:color="#ff0000" style:font-name="Arial" officeooo:rsid="0014a2ef" officeooo:paragraph-rsid="0014a2ef"/>
    </style:style>
    <style:style style:name="P19" style:family="paragraph" style:parent-style-name="Standard" style:list-style-name="L3">
      <style:text-properties officeooo:paragraph-rsid="0013478f"/>
    </style:style>
    <style:style style:name="P20" style:family="paragraph" style:parent-style-name="Standard">
      <style:text-properties fo:color="#000000" style:font-name="Arial" officeooo:rsid="001412bf" officeooo:paragraph-rsid="001412bf"/>
    </style:style>
    <style:style style:name="P21" style:family="paragraph" style:parent-style-name="Standard">
      <style:text-properties fo:color="#000000" style:font-name="Arial" officeooo:rsid="0014a2ef" officeooo:paragraph-rsid="0014a2ef"/>
    </style:style>
    <style:style style:name="P22" style:family="paragraph" style:parent-style-name="Standard">
      <style:text-properties fo:color="#000000" style:font-name="Arial" officeooo:rsid="0015be03" officeooo:paragraph-rsid="0015be03"/>
    </style:style>
    <style:style style:name="P23" style:family="paragraph" style:parent-style-name="Standard" style:list-style-name="L4">
      <style:text-properties officeooo:paragraph-rsid="001412bf"/>
    </style:style>
    <style:style style:name="P24" style:family="paragraph" style:parent-style-name="Standard" style:list-style-name="L5">
      <style:text-properties officeooo:paragraph-rsid="0014a2ef"/>
    </style:style>
    <style:style style:name="P25" style:family="paragraph" style:parent-style-name="Standard">
      <style:paragraph-properties fo:padding-left="0cm" fo:padding-right="0cm" fo:padding-top="0cm" fo:padding-bottom="0.074cm" fo:border-left="none" fo:border-right="none" fo:border-top="none" fo:border-bottom="0.99pt solid #000000" style:join-border="false"/>
      <style:text-properties style:font-name="Arial" officeooo:rsid="00114093" officeooo:paragraph-rsid="00114093"/>
    </style:style>
    <style:style style:name="T1" style:family="text">
      <style:text-properties fo:color="#ff0000"/>
    </style:style>
    <style:style style:name="T2" style:family="text">
      <style:text-properties fo:color="#ff0000" fo:font-size="20pt" fo:font-weight="bold" style:font-size-asian="20pt" style:font-weight-asian="bold" style:font-size-complex="20pt" style:font-weight-complex="bold"/>
    </style:style>
    <style:style style:name="T3" style:family="text">
      <style:text-properties fo:color="#ff0000" fo:font-style="italic" style:font-style-asian="italic" style:font-style-complex="italic"/>
    </style:style>
    <style:style style:name="T4" style:family="text">
      <style:text-properties fo:color="#ff0000" style:text-position="super 58%"/>
    </style:style>
    <style:style style:name="T5" style:family="text">
      <style:text-properties fo:color="#7f00ff" fo:font-size="18pt" fo:font-weight="bold" style:font-size-asian="18pt" style:font-weight-asian="bold" style:font-size-complex="18pt" style:font-weight-complex="bold"/>
    </style:style>
    <style:style style:name="T6" style:family="text">
      <style:text-properties fo:color="#7f00ff" fo:font-size="20pt" fo:font-weight="bold" style:font-size-asian="20pt" style:font-weight-asian="bold" style:font-size-complex="20pt" style:font-weight-complex="bold"/>
    </style:style>
    <style:style style:name="T7" style:family="text">
      <style:text-properties fo:font-style="italic" style:font-style-asian="italic" style:font-style-complex="italic"/>
    </style:style>
    <style:style style:name="T8" style:family="text">
      <style:text-properties officeooo:rsid="000c2ac6"/>
    </style:style>
    <style:style style:name="T9" style:family="text">
      <style:text-properties officeooo:rsid="000d387b"/>
    </style:style>
    <style:style style:name="T10" style:family="text">
      <style:text-properties fo:font-weight="bold" style:font-weight-asian="bold" style:font-weight-complex="bold"/>
    </style:style>
    <style:style style:name="T11" style:family="text">
      <style:text-properties officeooo:rsid="00118c06"/>
    </style:style>
    <style:style style:name="T12" style:family="text">
      <style:text-properties style:text-position="super 58%"/>
    </style:style>
    <style:style style:name="T13" style:family="text">
      <style:text-properties style:text-position="0% 100%"/>
    </style:style>
    <style:style style:name="T14" style:family="text">
      <style:text-properties style:font-name="Arial" officeooo:rsid="001322d7"/>
    </style:style>
    <style:style style:name="T15" style:family="text">
      <style:text-properties style:font-name="Arial" fo:font-weight="bold" officeooo:rsid="001322d7" style:font-weight-asian="bold" style:font-weight-complex="bold"/>
    </style:style>
    <style:style style:name="T16" style:family="text">
      <style:text-properties style:font-name="Arial" fo:font-weight="bold" officeooo:rsid="0013478f" style:font-weight-asian="bold" style:font-weight-complex="bold"/>
    </style:style>
    <style:style style:name="T17" style:family="text">
      <style:text-properties style:font-name="Arial" officeooo:rsid="0013478f"/>
    </style:style>
    <style:style style:name="T18" style:family="text">
      <style:text-properties fo:color="#000000" style:font-name="Arial" officeooo:rsid="001412bf"/>
    </style:style>
    <style:style style:name="T19" style:family="text">
      <style:text-properties fo:color="#000000" style:font-name="Arial" fo:font-weight="bold" officeooo:rsid="001412bf" style:font-weight-asian="bold" style:font-weight-complex="bold"/>
    </style:style>
    <style:style style:name="T20" style:family="text">
      <style:text-properties fo:color="#000000" style:font-name="Arial" fo:font-weight="bold" officeooo:rsid="0014a2ef" style:font-weight-asian="bold" style:font-weight-complex="bold"/>
    </style:style>
    <style:style style:name="T21" style:family="text">
      <style:text-properties fo:color="#000000" style:font-name="Arial" officeooo:rsid="0014a2e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Les métamorphoses de la fin du XIXe siècle</text:span> </text:p>
      <text:p text:style-name="P2">Les métamorphoses : en Europe comme en France, l’évolution de la scène artistique porter par le désinteret par le style académique, par l’importance des marchands t des critiques dans l’évolution des carrière et par l’initiative des artistes eux même établissent des liens direct avec le publique et amateurs </text:p>
      <text:p text:style-name="P2">Encourage l’individualisation des pratiques artistique dans le dernier tiers du XIXe. En raison des conivances esthétiques entre artistes et affinité avec les milieu littéraire, se détache des problématiques. </text:p>
      <text:p text:style-name="P2"/>
      <text:p text:style-name="P2"><text:span text:style-name="T5">L’attrait pour le paysages et la vie citadine</text:span> </text:p>
      <text:p text:style-name="P2"/>
      <text:p text:style-name="P2"><text:tab/>Si les jeunes peintres retiennent l’approche de leurs aînées dans l’étude du plein air, et la restitution plus réaliste du paysage, il s’en détache pour porter leurs attention sur un paysage transformer par les construction humaines et sur un paysage urbain. </text:p>
      <text:p text:style-name="P2">C’est au milieu des années 1860 émerge les impressionniste, tous né vers 1840. Ses artistes se forment pas un groupe constituer mais c’est une réunion d’artistes émouvante et créer amitié et affinité artistique. Leur premier lieu de rencontre est l’atelier privé de Charles Gieyre où se retrouve Monet Renoir Basile. Manet constitue une référence commune, on le voit dans le tableau collectif entourer de ceux qui le soutienne : Un atelier aux Batignolles. Manet est une référence et il est très ouvert à la recherche esthétique et modifie sa peinture en fonction des apports. Courbet et les peintres de Barbizon est une référence commune où ils se rencontrent dans la forêt de Fontainebleaux. Ils reprennent de leurs aîné cette confrontation avec la nature, mais contrairement aux peintres de Barbizon, ils cherchent les connotation sentimental. Ses peintre représente le paysage tel qu’il est à travers d’un regard neutre sans l’appuie de leurs émotions. <text:s/>Ils vont être marqué par les théories du dessin qui se mettent en place à leurs époque, théorie lier à la perspetion des couleurs, phénomène variable d’un individu à l’autre. Il s’inspire de l’ouvrage de Charles Blanc qui a dans sa <text:span text:style-name="T7">Grammaire des arts du dessin</text:span> assure la diffusion de la théorie de la couleur. <text:span text:style-name="T8">Il s’appuie sur un scientifique de Eugène Chevreul, théoricien qui : contraste simultané des couleurs. Cela repose sur les effets de contrastes et contamination entre les couleurs primaires et secondaires. Ainsi, si on place un vert à côté d’un rouge : les deux couleurs font se renforcer l’une l’autre, si on place un bleu à côté d’un vert on va avoir un effet de contamination → le vert va apparaître plus bleu. </text:span></text:p>
      <text:p text:style-name="P3">Les peintres vont éclaircir leur palette et supprimer le noir, cela les encourage à faire apparaître plus visible les couleurs appliqué au pinceau et couteau à palette. </text:p>
      <text:p text:style-name="P3">Influencer par les estampes japonaises : perspective en hauteur, contour, couleurs en aplat, et choix du sujet. On découvre l’idée de l’instant, de la temporalité. Sujet lier à la représentation de la nature : attention pour sujet naturaliste et vie quotidienne&amp;intime. </text:p>
      <text:p text:style-name="P3">Ses artistes vont se lier pour montrer leurs désapprobation du jury du Salon qui refusait leurs œuvres. Ils sont soutenu par des marchand (Paul Durand Ruel) et commerçant, Edmond Duranty , Théodore Duret … </text:p>
      <text:p text:style-name="P3">Ce groupe est disparatrate, mosaiques d’approche du plein air et des sujets contemporain. On peut marqué ce groupe par desm oments clefs où ils travaillent de manière commune : durant l’été 1869, Renoir&amp;Monet se retrouve pour peindre sur le site de l’île de Croissy. On y trouve une ginguette (Grenouillette). Maupassant reprend souvent ce lieu dans ses œuvres (lieu populaire)/ Renoir et Monet font des études sur ce lieu : </text:p>
      <text:p text:style-name="P4"/>
      <text:p text:style-name="P3"><text:span text:style-name="T1">→ Renoir,</text:span><text:span text:style-name="T3"> la Grenouillère</text:span> : il se libère dans ses études de son apprentissage académique et de ses influences réaliste pour aller vers une palette chromatique plus clair, et vers une touche sous forme de virgule. Les touches de couleurs se juxtapose <text:span text:style-name="T9">et mêlant même la toile. Son étude porte son attention sur les personnages : aspect vestimentaires</text:span></text:p>
      <text:p text:style-name="P3"><text:soft-page-break/><text:span text:style-name="T1">→ Monet, </text:span><text:span text:style-name="T3">La Grenouillère</text:span> : <text:span text:style-name="T9">recule sur les motifs, se désintéresse des personnages, pour montrer son attention sur le rendu de la lumière et les attentions de l’eau. De large touche et apparente, couleur vert olive et bleu ciel, il traduit la profondeur par le contraste lumineux. </text:span></text:p>
      <text:p text:style-name="P3"/>
      <text:p text:style-name="P5">Durant cet été 1869, ses paysagistes avance dans la mise ne place de l’esthétique basé sur les restitution subjective de la sensation lumineuse et coloré. </text:p>
      <text:p text:style-name="P5">________________________________________________________________________</text:p>
      <text:p text:style-name="P25">Trois questions de connaissances sur le cour : réponse argumenter et pertinente, attention hors sujet, connaître dates (régime politique), titre dates des œuvres, </text:p>
      <text:p text:style-name="P6"/>
      <text:p text:style-name="P6">Soucis de représenter les choses tels tels sont , cherche à représenter le paysage, façon de percevoir le paysage, théorie des couleurs, ne cherche pas à représenter le paysage dans une permanence. L’un met l’accent sur les personnage et l’autre sur le paysage. </text:p>
      <text:p text:style-name="P6"/>
      <text:p text:style-name="P6"/>
      <text:p text:style-name="P6"><text:span text:style-name="T10">1ère exposition impressionniste en 1874</text:span>, dans l’ancien studio photographique de Nadar : 35 boulevard des Capucins </text:p>
      <text:p text:style-name="P6">Les artistes se nomment = société coopérative des artistes peintres, sculpteurs, graveurs </text:p>
      <text:p text:style-name="P7">Le but est d’unir des intérêt et non des principes, les peintres. Grave difficulté financière, ils sont motivé de montrer leurs œuvres. Contrairement à Courbet qui publie une ouvrage sur son exposition ici aucun manifeste est venu intervenir. </text:p>
      <text:p text:style-name="P7">L’exposition à lieu en même temps que le Salon, 30 artistes y figure avec 75 toiles : </text:p>
      <text:p text:style-name="P7"/>
      <text:p text:style-name="P7"><text:span text:style-name="T1">→ Monet, Impression soleil levant</text:span> </text:p>
      <text:p text:style-name="P7">- petit format</text:p>
      <text:p text:style-name="P7">- y figure avec 4 tableaux et 4 pastelle mais ce tableau est différent avec son caractère de’esquisse</text:p>
      <text:p text:style-name="P7">- il s’agit d’une vue du port de Havre</text:p>
      <text:p text:style-name="P7">- il est conscient de la difficulté de distinction de l’esquisse de l’oeuvre il suggère d’appeler le tableau impression</text:p>
      <text:p text:style-name="P7">- camaieux de bleu, le ciel et l’eau sont brossé, touches large, visible et horizontal.</text:p>
      <text:p text:style-name="P7">- les motifs de la mature et des grues sont représenté en quelque lignes vertical</text:p>
      <text:p text:style-name="P7">- les deux barques du pêcheurs esquisser sous forme de taches avec des tonalité plus sombre.</text:p>
      <text:p text:style-name="P7">- exposé comme une œuvre apparamtière en esquisse : forme de provocation </text:p>
      <text:p text:style-name="P7">- Louis Leroy : Critique dans le Charivari : humoristique</text:p>
      <text:p text:style-name="P7">- Antoine Castagnary, Le Siècle</text:p>
      <text:p text:style-name="P7">- le terme impressionniste est très peu dit mais plutôt : indépendant&amp;nouvelles peintures expression de Duranty qui défend les jeunes artistes.</text:p>
      <text:p text:style-name="P7">- Théodore Duret : critique : fait de l’impressionniste un style à parantière : Les peintres impressionniste</text:p>
      <text:p text:style-name="P7"/>
      <text:p text:style-name="P7"/>
      <text:p text:style-name="P7">3500 visiteurs pour ce premier exposition, ce qui est considérable, reçu critique valorable. 1874 est aussi le point culminant de l’impressionniste notamment leur travail commun à Argentueil. </text:p>
      <text:p text:style-name="P7"/>
      <text:p text:style-name="P7"><text:span text:style-name="T1">→ Claude Monet, Pont d’Argentueil, 1874, huile sur toile, Washington National Gallery of Art</text:span> </text:p>
      <text:p text:style-name="P7">- 20aine klm de Paris, accessible pas le train. </text:p>
      <text:p text:style-name="P7"><text:soft-page-break/>- plusieurs sujets : La Seine, le loisir de la voile, <text:span text:style-name="T11">architecture de fer du pont, la promenade des parisiens</text:span></text:p>
      <text:p text:style-name="P8">- composition structuré avec lignes vertical, horizontal et oblique</text:p>
      <text:p text:style-name="P8">- attention sur l’eau et luminosité du ciel : la surface de l’eau est bleu indigo rare et lui sera rapproché (pas cette tonalité bleu vif en vrai). L’usage voulait qu’on utilise des tons plus sourd et lourd dans des tonalité grises.</text:p>
      <text:p text:style-name="P8"/>
      <text:p text:style-name="P8">La ville moderne dans ses aspect urbain et humain incarne un sujet en sois. Lors de la 3<text:span text:style-name="T12">e</text:span> exposition impressionniste en 1877 → Jacques :</text:p>
      <text:p text:style-name="P8"/>
      <text:p text:style-name="P8"><text:span text:style-name="T1">→ Renoir, Bal du Moulin de la Galette, 1878,</text:span> </text:p>
      <text:p text:style-name="P8">- grand tableau</text:p>
      <text:p text:style-name="P8">- Renoir s’intéresse aux thèmes des divertissement parisien : il devient le portraitiste d’une société intellectuelle et donne le reflet d’une époque élégante</text:p>
      <text:p text:style-name="P8">- le Moulin de la Galette se situé sur les hauteur de Montmartre : ancien moulin reconvertie en salle de bal.</text:p>
      <text:p text:style-name="P8">- Toulouse Lautrec : Au Moulin Rouge</text:p>
      <text:p text:style-name="P8">- Renoir montre une vision différente de Lautrec, lieu où se fréquente des gens simples, voyou, il fait posé ses amis peintres et écrivains et ne montre pas la réalité sociale. En effet les contours sont attaqué par la lumière, le dessin est rythmé par la touche vibrante coloré. Ce qui donne un effet de flou même au personnages du premier plan. Des taches lumineuse et coloré parceme la compositions de palette de bleu&amp;rose.</text:p>
      <text:p text:style-name="P8">- composition avec petits groupe : donne une impression de mouvement tournant</text:p>
      <text:p text:style-name="P8">- la gamme coloré montre un monde idyllique qui ne correspond pas à la réalité social du bal du Moulin de la Galette</text:p>
      <text:p text:style-name="P8">- soucis objectivité : transforme la réalité</text:p>
      <text:p text:style-name="P8"/>
      <text:p text:style-name="P8"/>
      <text:list xml:id="list91717785" text:style-name="L1">
        <text:list-item>
          <text:p text:style-name="P9"><text:span text:style-name="T10">La gare et chemin de fer :</text:span> </text:p>
        </text:list-item>
      </text:list>
      <text:p text:style-name="P8">La Gare Saint-Lazarre et le pont de l’Europe : à côté du 9<text:span text:style-name="T12">e</text:span> arrondissement, les artistes avaient leur ateliers là bas. </text:p>
      <text:p text:style-name="P8"/>
      <text:p text:style-name="P10"><text:span text:style-name="T1">→ Manet, Le Chemin de fer 1873</text:span> </text:p>
      <text:p text:style-name="P10">- attention sur les personnages</text:p>
      <text:p text:style-name="P10">- chemin de fer juste évoqué + vapeur</text:p>
      <text:p text:style-name="P10">= transformation urbaine </text:p>
      <text:p text:style-name="P10"/>
      <text:p text:style-name="P10"><text:span text:style-name="T1">→ Gustave Caillebotte, Sur le pont de l’Europe 1876, 3</text:span><text:span text:style-name="T4">e</text:span><text:span text:style-name="T1"> exposition impressionniste</text:span> </text:p>
      <text:p text:style-name="P10">- priviligie la scène de rue qui s’articule en fonction du pont en croix de Saint André</text:p>
      <text:p text:style-name="P10">- dessin rigoureux et une double perspective pour accentuer les effets de profondeur qui mettent en évidence les opération du second empire sous le préfet Hausmann. Par cet intérêt, l’iconographie est reprise par des estampes japonaises = dimension graphique de la structure </text:p>
      <text:p text:style-name="P10">alors que Monet descend sur les voix : </text:p>
      <text:p text:style-name="P10"><text:span text:style-name="T1">→Monet, La Gare Saint Lazarre</text:span> </text:p>
      <text:p text:style-name="P10">- pour avoir la monumentalité des machine</text:p>
      <text:p text:style-name="P10">- touche vive et rapides, recherche l’instantanité</text:p>
      <text:p text:style-name="P10"/>
      <text:p text:style-name="P10"/>
      <text:list xml:id="list4071448535" text:style-name="L2">
        <text:list-item>
          <text:p text:style-name="P14"><text:span text:style-name="T15">Lieux</text:span><text:span text:style-name="T14"> </text:span></text:p>
        </text:list-item>
      </text:list>
      <text:p text:style-name="P15">→ Edgar Degas, Dans un café, 1876</text:p>
      <text:p text:style-name="P10">- s’attache aux sujets citadins et acteurs de la vie citadine dans leurs métiers</text:p>
      <text:p text:style-name="P10"><text:soft-page-break/>- Représente un couple miséreux ayant des verres : l’un à une absinthe qui été très populaire au XIXe</text:p>
      <text:p text:style-name="P10">- priviligie les obliques partiellement tronqué <text:s/>décentrement du sujet = son coude est coupé par la limite du cadre</text:p>
      <text:p text:style-name="P10">- système en hauteur perspective emprunté aux estampe japonaise chaque plan représente à un point de vue différent.</text:p>
      <text:p text:style-name="P10">- le dessin est esquisser, la touche est brosser, travail le modelé avec les nuances de couleurs.</text:p>
      <text:p text:style-name="P10">- Degas sembl témoigné d’un aspect social plus cru que chez Renoir : ce tableau est une composition, il se sert de deux de ses amis : une actrice Ellen Andrée &amp; le graveur Marcellin Desboutin = pour montrer deux figures du peuple : miséreux physiquement</text:p>
      <text:p text:style-name="P10">- ce café lui est familier : café de la Nouvelle Athènes dans le 9<text:span text:style-name="T12">e</text:span> arrondissement où les ateliers s’y trouvé et où les artistes s’y retrouve pour jouer aux cartes</text:p>
      <text:p text:style-name="P10"/>
      <text:p text:style-name="P15">→ Mary Cassatt, La Toilette <text:s/>1890 91</text:p>
      <text:p text:style-name="P10">femme peintre, proche d’Edgar Degas, américaine, s’attache à la figure de la femme à l’enfant re créant le pastelle moderne d’une figure de la vierge à l’enfant. </text:p>
      <text:p text:style-name="P11">Voit exposition japonais aux musée des beaux arts : Elle fait une série gravé à des sujets de la vie quotidienne et de la vie de la femme </text:p>
      <text:p text:style-name="P11">Estampe en aquatinte &amp; pointe sèche </text:p>
      <text:p text:style-name="P11">Utilise gravure en creux pour trouver un esthétique proche de l’estampe japonaise. </text:p>
      <text:p text:style-name="P11">Le jeux de miroir, cadrage, motif décoratif, scène de toilette féminine renvoie à l’image asiatique. </text:p>
      <text:p text:style-name="P11"/>
      <text:p text:style-name="P11"/>
      <text:p text:style-name="P11">La société coopérative fait Huit expositions de 1874 à 1886 (pas toutes régulière ce qui montre que les groupes commence à s’éclater). </text:p>
      <text:p text:style-name="P11"/>
      <text:p text:style-name="P11"><text:span text:style-name="T6">Les voies divergentes de l’impressionnisme et séduction du naturalisme</text:span> </text:p>
      <text:p text:style-name="P11"/>
      <text:p text:style-name="P11">En 1886 : Zola publie <text:span text:style-name="T7">L’Oeuvre</text:span> : évoque le destin d’un peintre incompris. Les peintres impressionniste, Cézanne ami d’enfance reproche son œuvre qui les critiques. La derrière décennie reconnaît les impressionnistes avec une influence des peintres du salon. Cette influence est dit dans le compte rendu de Salon de Zola : « BV » <text:s/></text:p>
      <text:p text:style-name="P11"/>
      <text:p text:style-name="P11"/>
      <text:p text:style-name="P11">A partir de 1886, Monet concentre ses lumières sur la lumière sur ses aspect fugitif et nuances changeante. </text:p>
      <text:p text:style-name="P12">Beaucoup de difficulté à restituer le perpétuellement changement du paysage sous l’effet de la lumière :</text:p>
      <text:list xml:id="list2108013121" text:style-name="L3">
        <text:list-item>
          <text:p text:style-name="P19"><text:span text:style-name="T16">Séries</text:span><text:span text:style-name="T17"> </text:span></text:p>
        </text:list-item>
      </text:list>
      <text:p text:style-name="P12"><text:s/>applique l’idée de série aux variations de la lumière du jour. En 1891, il expose une série de chez Durand Ruel <text:span text:style-name="T1">→ Monet, </text:span><text:span text:style-name="T3">série des Mules</text:span><text:span text:style-name="T1"> 1891</text:span></text:p>
      <text:p text:style-name="P11">- élément de la production agricole, étude de la lumière, de l’atmosphère selon le temps et les saisons.</text:p>
      <text:p text:style-name="P11">- Il considère chaque œuvres comme une entité isolé et fini mais aussi chaque œuvre étaient considérer l’une part rapport à l’autre.</text:p>
      <text:p text:style-name="P11">- tableau indépendante mais aussi unité à l’ensemble = principe de série.</text:p>
      <text:p text:style-name="P11"/>
      <text:p text:style-name="P13">Ce système de la série est retenu par Degas pour retenir le mouvement. </text:p>
      <text:p text:style-name="P13"><text:soft-page-break/>Il étudie un geste, une posture en instant séparer à l’instar de ce qu’il avait pu observer dans les travaux photographique de Nubridg et Maret qui étudient la décomposition des mouvements. Dernière exposition des impressionniste expose :<text:span text:style-name="T1"> → Degas, Suite de nus de femmes, baignant, se lavant, se séchant, s’essuyant, se peignant ou se faisant peigner, 1886 </text:span></text:p>
      <text:p text:style-name="P13">- ne cherchent pas l’idéalisation du corps féminin mais les mouvements, ne se préoccupe pas de la beauté du geste.</text:p>
      <text:p text:style-name="P13">→ Le tub </text:p>
      <text:p text:style-name="P13">pastelle lui permet de travailler couches coloré et insertion dans le fond </text:p>
      <text:p text:style-name="P13"/>
      <text:p text:style-name="P13">Cézanne : l’année 1886 est une période charnière : </text:p>
      <text:p text:style-name="P13"><text:span text:style-name="T1">→ Portrait Cézanne</text:span> </text:p>
      <text:p text:style-name="P13">- d’un point de vu sentiments, car il épouse sa compagne qui lui donne un fils et qu’il avait caché à son père. Son père décède en 1886, il vie alors de sa peinture avec l’héritage sans se soucier des ventes. Va en Aix en Provence pour approfondir ses recherche.</text:p>
      <text:p text:style-name="P13">Camille Pissaro est son « maître », il dit de lui : « Ce vieux Pissaro ce fut un père pour moi. C’était un homme à consulter et quelque chose comme le bon Dieu » </text:p>
      <text:p text:style-name="P13">Il quitte Paris et revient en Aix de Provence et approfondi son apprentissage, son sujet de prédilection est la Montagne, nature mort, personnes nu, représentation de l’homme dans la nature, intidance des lignes et couleurs, contour, il s’intéresse aux formes et lignes qui s’intègre dans un réseau coloré. </text:p>
      <text:p text:style-name="P16">→ Paul Cézanne, Le Grand Baigneur 1885 87</text:p>
      <text:p text:style-name="P20">- volonté de montrer même carctéristiques des nature en plein air aux peinture de paysage</text:p>
      <text:p text:style-name="P20">- supprime les principes de modelé et profondeur recherchant une planéité</text:p>
      <text:p text:style-name="P20"/>
      <text:p text:style-name="P17">→ Paul Cézanne, <text:s/>Les Grandes baigneuses 1900 06</text:p>
      <text:p text:style-name="P20">- tableau perçu comme aboutissement de ses recherchent : met corps &amp; paysages au même niveau sans hiérarchisation.</text:p>
      <text:p text:style-name="P20"/>
      <text:list xml:id="list2923191214" text:style-name="L4">
        <text:list-item>
          <text:p text:style-name="P23"><text:span text:style-name="T19">Naturalisme</text:span><text:span text:style-name="T18"> </text:span></text:p>
        </text:list-item>
      </text:list>
      <text:p text:style-name="P20">L’impact de l’impressionniste créer le naturalisme : le terme du naturalisme a été défini par le littéraire : Zola qui encourage la documentation la plus réelle de la réalité. Terme appliqué à la peinture, par Castagnary qui suggère une école naturaliste : appliqué ce terme à la peinture équilibre à le science. Pourtant l’usage du terme est confu, le courant naturalisme est porté par Jules Bastien-Lepage décède prématuré qui marque une génération d’artiste et l’académie </text:p>
      <text:p text:style-name="P17">→ Jules Bastien Lepage, les foins 1877</text:p>
      <text:p text:style-name="P20">Il est originaire de la Meuse, ses origines ont une importance, modalité initié d’une étude <text:s/>scientifique de la nature, dessin méticuleux, et expérimentation en plein air et transcription de la lumière. Renoue avec son pays natal, la reconnaissance contribue à une nouvelle génération : néoimpressionniste entre la France et la Belgique </text:p>
      <text:p text:style-name="P20"/>
      <text:p text:style-name="P20">Le néoimpressionnsme entre France et Belgique </text:p>
      <text:p text:style-name="P20"/>
      <text:p text:style-name="P20">Critique Fénon ressent un nouveau mouvement qui émerge : Seurat &amp; </text:p>
      <text:p text:style-name="P20"><text:span text:style-name="T1">→ Georges Saurat, Un dimanche à la Grande Jatte, 1884 <text:s/>86</text:span> </text:p>
      <text:p text:style-name="P20">L’art de Seruat est issu de l’hértiage de Pierre Puvis de Chavannes &amp; la peinture des impressionnistes. Toute fois, s’il étudie comme eux la théorie de la couleur, il privilégie un dessin rigoureux et touche méthodique sous la forme de points qui lui permet selon lui de preserver la pureté de la couleur. = ne plus faire de mélange sur la palette mais re constitué sur la toile ce qui se passe dans la nature en reproduisant toutes les nuances des couleurs. </text:p>
      <text:p text:style-name="P20"><text:soft-page-break/>= c’est ce qu’on appelle le divisionnisme(division de la couleur) : terme différent du pointillisme </text:p>
      <text:p text:style-name="P20">A une distance donné plus les particules se mélange plus le spectateurs voit une mélange optique (mélange dans l’oeil du spectateurs) </text:p>
      <text:p text:style-name="P20">Surat cherche une plus grand intensité des couleurs, intensité en faisant réfénreces aux contrastes coloré : en imposant le violet et le vert ou le orange et le bleu. </text:p>
      <text:p text:style-name="P20">- en effet : titre : lieu précis + date précise = lieu de détente de la bourgeoisie parisienne</text:p>
      <text:p text:style-name="P20">- fait beaucoup d’études en plein air : étude pour l’île de la grande Jatte 1884</text:p>
      <text:p text:style-name="P20">- il commence à travailler dessus par ses études et dans son atelier</text:p>
      <text:p text:style-name="P20"><text:s/>= mixte plein air/atelier</text:p>
      <text:p text:style-name="P21">- il confère une dimension intemporelle, sensation de permanence</text:p>
      <text:p text:style-name="P21">- il contribue à forger le terme de néoimpressionniste par le critique Flélix Fénéon </text:p>
      <text:p text:style-name="P21"/>
      <text:p text:style-name="P21"/>
      <text:list xml:id="list2163786622" text:style-name="L5">
        <text:list-item>
          <text:p text:style-name="P24"><text:span text:style-name="T20">Peintre Bèlge origine au néo impressionniste :</text:span><text:span text:style-name="T21"> </text:span></text:p>
        </text:list-item>
      </text:list>
      <text:p text:style-name="P21"/>
      <text:p text:style-name="P21"/>
      <text:p text:style-name="P21">réseau entre Paris et Bruxelle </text:p>
      <text:p text:style-name="P21">Ses peintres bègle approchent naturaliste s’instéresse aux mélanges optique et aux mélanges des couleurs. </text:p>
      <text:p text:style-name="P18">→ Theo Van Rysselberghe, Paul Signac sur son bateau 1896</text:p>
      <text:p text:style-name="P21">- Paul Signac sur son bateau</text:p>
      <text:p text:style-name="P21">- Signac est néo impressionniste </text:p>
      <text:p text:style-name="P21">- applique rivisionniste au technique du portrait : les figures sont simplifié : les personnages ne sont pas identifiable</text:p>
      <text:p text:style-name="P21">- R : applique le divisionnisme à travers l’art du portrait : il y parvient pas une technique pictural plus académique où il utilise des touches plus clairs et fines pour le visage et les mains et touches plus large et coloré pour les vêtements</text:p>
      <text:p text:style-name="P21">= renoue avec la tradition du portrait. </text:p>
      <text:p text:style-name="P21"/>
      <text:p text:style-name="P21">Ce réseau s’exprime dans les exposition des peintres néo impressionniste : dans société des artistes indépendants &amp; les bèlges expose dans Cercle des XX (structure en rupture avec les expositions de l’Académie) </text:p>
      <text:p text:style-name="P21">L’un des peintres qui est attentif à la théorie divisionniste : <text:s/>Henri Matisse : formule le folisme </text:p>
      <text:p text:style-name="P21"/>
      <text:p text:style-name="P21"><text:span text:style-name="T6">Paul Gauguin de l’échappé symboliste</text:span> </text:p>
      <text:p text:style-name="P21"/>
      <text:p text:style-name="P21">- peintre autodidacte, petit fils de féministe Tristan, il passe une partie de son enfance au Pérou, origine sauvage = héritage culturelle très exotique</text:p>
      <text:p text:style-name="P21">Au départ il voyage beaucoup, peint en amateur sous l’influence de son tuteur, il se lie à Camille Pisarro qui joue un rôle de maître come avec Cézanne. Il est à la recherche d’un certain exotisme, qu’il le trouve ne Bretagne dans un village : il va commencé à concevoir une peinture qui lui est propre, influence du japonisme dont il retient les aplat de couleurs et aux cernes = synthétisme <text:s/>(rejet modelé et perspective linéaire) </text:p>
      <text:p text:style-name="P21">Inspire de crépon japonais </text:p>
      <text:p text:style-name="P21"/>
      <text:p text:style-name="P21">→ Paul Gauguin, La vision </text:p>
      <text:p text:style-name="P21">-marque sa distance avec sa démarche naturaliste : montre deux univers : bretonne entrain de prier &amp; lutte de Jacob avec l’ange </text:p>
      <text:p text:style-name="P21">= réelle et irréelle </text:p>
      <text:p text:style-name="P21">Pa recourt à une perspective linéaire, couleur rouge pour accentuer le côté imaginaire. </text:p>
      <text:p text:style-name="P21"><text:soft-page-break/>Il a conscience qu’il s’agit d’un tableau fondamental, c’est son prmeier tableau symboliste. </text:p>
      <text:p text:style-name="P22"/>
      <text:p text:style-name="P22">Ce terme de symboliste est défini par genre littéraire : par Jean Morèas qui publie : UN manifeste littéraire : le Symbolisme </text:p>
      <text:p text:style-name="P22">Un certains nombre de poètes et littéraires cherchent un équivalent pictural. </text:p>
      <text:p text:style-name="P22">Georges Albert Aurier : écrit un manifeste pictural et prend Gauguin en exemple : distance prise au réelle par les moyens formulé par Gauguin : le synthétisme</text:p>
      <text:p text:style-name="P22"/>
      <text:p text:style-name="P22">Il poursuit ses recherches dans le domaine pictural dans une sorte de spiritualité et syncrétisme. Voyage a Thaiti, fait plusieurs aller retour. Son départ est dut à la société occidental et face à son inquiètude de la destinée humaine. </text:p>
      <text:p text:style-name="P22">→ D’où venons nous ? <text:s/>Que sommes nous ? Où allons Nous ? 1897</text:p>
      <text:p text:style-name="P22">- frise symbolique</text:p>
      <text:p text:style-name="P22">- composition antérieur</text:p>
      <text:p text:style-name="P22">- paysage qui créer un espace unique, un lien, un cadre lien les différents personnages massif, le paysage est irréelle très allégorique et décoratif</text:p>
      <text:p text:style-name="P22">- message philosophique = relation entre personnages et lecture de gauche à droite</text:p>
      <text:p text:style-name="P22">- jeunesse, vieillesse, nourriture, toilette, séduction le secret, l’intimité, la mère et l’enfant</text:p>
      <text:p text:style-name="P22">- la déesse Hina : montre l’importance l’irrationnelle des mythes sur les vivant et croyant = apparaître comme une réponse au titre.</text:p>
      <text:p text:style-name="P22"/>
      <text:p text:style-name="P22">= Gauguin inspire Picasso, Matisse, à s’éloigné de l’Occidental mais des peuples primitif </text:p>
      <text:p text:style-name="P22"/>
      <text:p text:style-name="P21"/>
      <text:p text:style-name="P21"/>
      <text:p text:style-name="P20"/>
      <text:p text:style-name="P20"><text:s/></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17:57:23.750000000</meta:creation-date>
    <dc:date>2018-04-10T10:27:57.048000000</dc:date>
    <meta:editing-duration>PT11M36S</meta:editing-duration>
    <meta:editing-cycles>3</meta:editing-cycles>
    <meta:generator>LibreOffice/5.3.7.2$Windows_X86_64 LibreOffice_project/6b8ed514a9f8b44d37a1b96673cbbdd077e24059</meta:generator>
    <meta:document-statistic meta:table-count="0" meta:image-count="0" meta:object-count="0" meta:page-count="7" meta:paragraph-count="152" meta:word-count="3205" meta:character-count="19293" meta:non-whitespace-character-count="16149"/>
  </office:meta>
</office:document-meta>
</file>